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 fo:break-before="column"/>
      <style:text-properties fo:color="#666666" style:font-name="Arial" fo:font-size="7pt" style:font-size-asian="7pt" style:font-size-complex="7pt"/>
    </style:style>
    <style:style style:name="P2" style:family="paragraph" style:parent-style-name="Text_20_body">
      <style:paragraph-properties fo:margin-top="0cm" fo:margin-bottom="0cm" fo:line-height="100%"/>
      <style:text-properties fo:color="#666666" style:font-name="Arial" fo:font-size="7pt" style:font-size-asian="7pt" style:font-size-complex="7pt"/>
    </style:style>
    <style:style style:name="P3" style:family="paragraph" style:parent-style-name="Standard">
      <style:paragraph-properties fo:margin-top="0cm" fo:margin-bottom="0cm" fo:background-color="transparent" fo:padding="0cm" fo:border-left="none" fo:border-right="none" fo:border-top="none" fo:border-bottom="0.26pt solid #000000" style:shadow="none">
        <style:background-image/>
      </style:paragraph-properties>
      <style:text-properties style:font-name="Arial" fo:font-size="2pt" fo:font-weight="normal" style:font-size-asian="1.75pt" style:font-weight-asian="normal" style:font-size-complex="2pt" style:font-weight-complex="normal"/>
    </style:style>
    <style:style style:name="P4" style:family="paragraph" style:parent-style-name="Text_20_body">
      <style:paragraph-properties fo:line-height="100%" fo:text-align="end" style:justify-single-word="false" fo:break-before="column"/>
      <style:text-properties style:font-name="Arial" fo:font-size="9pt" style:font-size-asian="9pt" style:font-size-complex="9pt"/>
    </style:style>
    <style:style style:name="P5" style:family="paragraph" style:parent-style-name="Text_20_body">
      <style:paragraph-properties fo:line-height="100%" fo:text-align="start" style:justify-single-word="false" fo:break-before="column"/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text-align="end" style:justify-single-word="false" fo:break-before="column"/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style:font-name="Arial" fo:font-size="7pt" style:font-size-asian="6.09999990463257pt" style:font-size-complex="7pt"/>
    </style:style>
    <style:style style:name="P9" style:family="paragraph" style:parent-style-name="Standard">
      <style:paragraph-properties fo:margin-top="0.051cm" fo:margin-bottom="0cm" fo:padding="0.049cm" fo:border-left="none" fo:border-right="none" fo:border-top="0.26pt solid #000000" fo:border-bottom="0.26pt solid #000000" style:shadow="non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top="0.051cm" fo:margin-bottom="0cm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top="0.051cm" fo:margin-bottom="0cm"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top="0.051cm" fo:margin-bottom="0cm"/>
      <style:text-properties style:font-name="Arial" fo:font-size="7pt" style:font-size-asian="7pt" style:font-size-complex="7pt"/>
    </style:style>
    <style:style style:name="P13" style:family="paragraph" style:parent-style-name="Standard">
      <style:paragraph-properties fo:margin-top="0.051cm" fo:margin-bottom="0cm" fo:break-before="column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margin-top="0.199cm" fo:margin-bottom="0cm"/>
      <style:text-properties style:font-name="Arial" fo:font-size="14pt" style:font-size-asian="14pt" style:font-size-complex="14pt"/>
    </style:style>
    <style:style style:name="P15" style:family="paragraph" style:parent-style-name="Standard" style:master-page-name="">
      <style:paragraph-properties fo:margin-top="0cm" fo:margin-bottom="0.101cm" style:page-number="auto" fo:background-color="transparent" fo:padding="0cm" fo:border-left="none" fo:border-right="none" fo:border-top="none" fo:border-bottom="0.26pt solid #000000" style:shadow="non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top="0cm" fo:margin-bottom="0.051cm" fo:line-height="100%" fo:text-align="end" style:justify-single-word="false" fo:padding="0cm" fo:border-left="none" fo:border-right="none" fo:border-top="none" fo:border-bottom="0.26pt solid #000000" style:shadow="non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.014cm" fo:margin-right="0cm" fo:margin-top="0.051cm" fo:margin-bottom="0cm" fo:text-align="end" style:justify-single-word="false" fo:text-indent="0cm" style:auto-text-indent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top="0.102cm" fo:margin-bottom="0cm" fo:line-height="100%" fo:text-align="end" style:justify-single-word="false" fo:padding="0cm" fo:border="none" style:shadow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top="0.102cm" fo:margin-bottom="0cm" fo:text-align="end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.102cm" fo:margin-bottom="0.102cm" fo:text-align="end" style:justify-single-word="false" fo:padding="0.051cm" fo:border-left="none" fo:border-right="none" fo:border-top="0.26pt solid #000000" fo:border-bottom="0.26pt solid #000000" style:shadow="none"/>
      <style:text-properties style:font-name="Arial" fo:font-size="9pt" style:font-size-asian="9pt" style:font-size-complex="9pt"/>
    </style:style>
    <style:style style:name="P21" style:family="paragraph" style:parent-style-name="Standard" style:master-page-name="">
      <style:paragraph-properties fo:margin-top="0.102cm" fo:margin-bottom="0.102cm" fo:text-align="end" style:justify-single-word="false" style:page-number="auto" fo:background-color="transparent" style:shadow="none">
        <style:background-image/>
      </style:paragraph-properties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top="2.54cm" fo:margin-bottom="0cm" style:shadow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top="0.051cm" fo:margin-bottom="0cm"/>
      <style:text-properties style:font-name="Arial" fo:font-size="9pt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7337*" fo:start-indent="0cm" fo:end-indent="0cm"/>
          <style:column style:rel-width="2301*" fo:start-indent="0cm" fo:end-indent="0cm"/>
        </style:columns>
      </style:section-properties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aktura – daňový doklad č. ${invoice_number}</text:p>
      <text:p text:style-name="P15"><text:span text:style-name="T1">Zúčtovací období: </text:span><text:span text:style-name="T1">${invoice_service_period}</text:span></text:p>
      <text:p text:style-name="P3"/>
      <text:section text:style-name="Sect1" text:name="Sekce1">
        <text:p text:style-name="P10">Dodavatel:</text:p>
        <text:p text:style-name="P10"/>
        <text:p text:style-name="P13">Odběratel:</text:p>
        <text:p text:style-name="P10">${invoice_customer_name}</text:p>
        <text:p text:style-name="P10">${invoice_customer_address}</text:p>
        <text:p text:style-name="P10">${invoice_customer_city}</text:p>
        <text:p text:style-name="P10">IČ: ${invoice_customer_ic}</text:p>
        <text:p text:style-name="P10">DIČ: ${invoice_customer_dic}</text:p>
      </text:section>
      <text:p text:style-name="P9">Identifikační číslo zákazníka (ID): ${invoice_cutomer_id}</text:p>
      <text:section text:style-name="Sect1" text:name="Sekce2">
        <text:p text:style-name="P10">Datum vystavení daňového dokladu: ${invoice_release_date}</text:p>
        <text:p text:style-name="P10">Datum uskutečnění zdanitelného plnění: ${invoice_tax_date}</text:p>
        <text:p text:style-name="P10">Datum splatnosti: ${invoice_due_date}</text:p>
        <text:p text:style-name="P10">Způsob platby: ${invoice_payment_method}</text:p>
        <text:p text:style-name="P10">Číslo účtu: ${invoice_account_number}</text:p>
        <text:p text:style-name="P10">Variabilní symbol: ${invoice_variable_symbol}</text:p>
        <text:p text:style-name="P10">Specifický symbol: ${invoice_specific_symbol}</text:p>
        <text:p text:style-name="P10">Konstantní symbol: ${invoice_constant_symbol}</text:p>
      </text:section>
      <text:p text:style-name="P9">Stav Vašeho zákaznického účtu k poslednímu dni minulého období (+ přeplatek / - nedoplatek): ${invoice_cutomer_balance}</text:p>
      <text:section text:style-name="Sect2" text:name="Sekce3">
        <text:p text:style-name="P7">Poskytnuté služby:</text:p>
        <text:p text:style-name="P10">${invoice_service_name1}</text:p>
        <text:p text:style-name="P12">${invoice_service_location1}</text:p>
        <text:p text:style-name="P10">${invoice_service_name1}</text:p>
        <text:p text:style-name="P12">${invoice_service_location1}</text:p>
        <text:p text:style-name="P10">${invoice_service_name1}</text:p>
        <text:p text:style-name="P12">${invoice_service_location1}</text:p>
        <text:p text:style-name="P10">${invoice_service_name1}</text:p>
        <text:p text:style-name="P12">${invoice_service_location1}</text:p>
        <text:p text:style-name="P10">${invoice_service_name1}</text:p>
        <text:p text:style-name="P12">${invoice_service_location1}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6">Cena bez DPH:</text:p>
        <text:p text:style-name="P17">${invoice_service_price1}</text:p>
        <text:p text:style-name="P8"/>
        <text:p text:style-name="P11">${invoice_service_price1}</text:p>
        <text:p text:style-name="P8"/>
        <text:p text:style-name="P11">${invoice_service_price1}</text:p>
        <text:p text:style-name="P8"/>
        <text:p text:style-name="P11">${invoice_service_price1}</text:p>
        <text:p text:style-name="P8"/>
        <text:p text:style-name="P11">${invoice_service_price1}</text:p>
        <text:p text:style-name="P8"/>
      </text:section>
      <text:p text:style-name="P16"/>
      <text:p text:style-name="P18">Celkový základ DPH: ${invoice_service_total}</text:p>
      <text:p text:style-name="P21">DPH 20%: ${invoice_service_tax}</text:p>
      <text:p text:style-name="P20">Celkem za telekomunikační služby vč. DPH: ${invoice_service_taxtotal}</text:p>
      <text:p text:style-name="P19">K úhradě tento měsíc: ${invoice_cutomer_topay }</text:p>
      <text:p text:style-name="P22">Důležitá upozornění:</text:p>
      <text:p text:style-name="P7">Udávejte u svých plateb vždy variabilní symbol, aby je bylo možné bez zbytečného prodlení přiřadit k Vašemu zákaznickému účtu.</text:p>
      <text:p text:style-name="P7">Pokud hradíte služby trvalým příkazem, neuvádějte specifický symb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7cm" style:type="center"/>
          <style:tab-stop style:position="18.5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7cm" style:type="center"/>
          <style:tab-stop style:position="18.51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fo:line-height="100%" fo:break-before="column"/>
      <style:text-properties fo:color="#666666" style:font-name="Arial" fo:font-size="7pt" style:font-size-asian="7pt" style:font-size-complex="7pt"/>
    </style:style>
    <style:style style:name="MP2" style:family="paragraph" style:parent-style-name="Text_20_body">
      <style:paragraph-properties fo:line-height="100%" fo:text-align="end" style:justify-single-word="false" fo:break-before="column"/>
      <style:text-properties style:font-name="Arial" fo:font-size="9pt" style:font-size-asian="9pt" style:font-size-complex="9pt"/>
    </style:style>
    <style:style style:name="MP3" style:family="paragraph" style:parent-style-name="Text_20_body">
      <style:paragraph-properties fo:line-height="100%" fo:text-align="start" style:justify-single-word="false" fo:break-before="column"/>
      <style:text-properties style:font-name="Arial" fo:font-size="7pt" style:font-size-asian="7pt" style:font-size-complex="7pt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6cm" fo:page-height="29.693cm" style:num-format="1" style:print-orientation="portrait" fo:margin-top="0.515cm" fo:margin-bottom="1.245cm" fo:margin-left="1.245cm" fo:margin-right="1.2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2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section text:style-name="MSect1" text:name="Sekce4">
          <text:p text:style-name="MP1">Síť radlice.net provozovaná firmou </text:p>
          <text:p text:style-name="MP2"><text:tab/>Stránka <text:page-number text:select-page="current">1</text:page-number>/<text:page-count>1</text:page-count></text:p>
          <text:p text:style-name="MP3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23:09:00.92</meta:creation-date>
    <dc:date>2012-01-20T15:52:04.95</dc:date>
    <meta:editing-duration>PT4H15M45S</meta:editing-duration>
    <meta:editing-cycles>7</meta:editing-cycles>
    <meta:generator>LibreOffice/3.4$Win32 LibreOffice_project/340m1$Build-502</meta:generator>
    <meta:print-date>2012-01-07T00:07:46.05</meta:print-date>
    <meta:document-statistic meta:table-count="0" meta:image-count="0" meta:object-count="0" meta:page-count="1" meta:paragraph-count="45" meta:word-count="141" meta:character-count="1644" meta:non-whitespace-character-count="1546"/>
  </office:meta>
</office:document-meta>
</file>